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1">
      <style:text-properties style:font-name="Times New Roman" fo:font-size="14pt" officeooo:rsid="0022a62f" officeooo:paragraph-rsid="001568db" style:font-size-asian="14pt" style:font-size-complex="14pt"/>
    </style:style>
    <style:style style:name="P2" style:family="paragraph" style:parent-style-name="Heading_20_1">
      <style:text-properties style:font-name="Times New Roman" fo:font-size="14pt" officeooo:rsid="002edd9e" officeooo:paragraph-rsid="001568db" style:font-size-asian="14pt" style:font-size-complex="14pt"/>
    </style:style>
    <style:style style:name="P3" style:family="paragraph" style:parent-style-name="Heading_20_1">
      <style:text-properties style:font-name="Times New Roman" fo:font-size="14pt" officeooo:rsid="0024f8f2" officeooo:paragraph-rsid="001568db" style:font-size-asian="14pt" style:font-size-complex="14pt"/>
    </style:style>
    <style:style style:name="P4" style:family="paragraph" style:parent-style-name="Heading_20_1">
      <style:text-properties style:font-name="Times New Roman" fo:font-size="14pt" officeooo:paragraph-rsid="001568db" style:font-size-asian="14pt" style:font-size-complex="14pt"/>
    </style:style>
    <style:style style:name="P5" style:family="paragraph" style:parent-style-name="Heading_20_1">
      <style:paragraph-properties fo:text-align="justify" style:justify-single-word="false"/>
      <style:text-properties style:font-name="Times New Roman" officeooo:paragraph-rsid="001568db"/>
    </style:style>
    <style:style style:name="P6" style:family="paragraph" style:parent-style-name="Standard">
      <style:text-properties style:font-name="Times New Roman" fo:font-size="13pt" fo:font-weight="bold" officeooo:paragraph-rsid="001568db" style:font-size-asian="13pt" style:font-weight-asian="bold" style:font-size-complex="13pt" style:font-weight-complex="bold"/>
    </style:style>
    <style:style style:name="P7" style:family="paragraph" style:parent-style-name="Standard">
      <style:paragraph-properties fo:text-align="justify" style:justify-single-word="false"/>
      <style:text-properties style:font-name="Times New Roman" fo:font-size="12pt" officeooo:paragraph-rsid="001568db" style:font-size-asian="12pt" style:font-size-complex="12pt"/>
    </style:style>
    <style:style style:name="P8" style:family="paragraph" style:parent-style-name="Standard">
      <style:paragraph-properties fo:text-align="justify" style:justify-single-word="false"/>
      <style:text-properties style:font-name="Times New Roman" fo:font-size="12pt" officeooo:rsid="002e2bbe" officeooo:paragraph-rsid="001568db" style:font-size-asian="12pt" style:font-size-complex="12pt"/>
    </style:style>
    <style:style style:name="P9" style:family="paragraph" style:parent-style-name="Standard">
      <style:paragraph-properties fo:text-align="justify" style:justify-single-word="false"/>
      <style:text-properties style:font-name="Times New Roman" fo:font-size="12pt" officeooo:rsid="002edd9e" officeooo:paragraph-rsid="001568db" style:font-size-asian="12pt" style:font-size-complex="12pt"/>
    </style:style>
    <style:style style:name="P10" style:family="paragraph" style:parent-style-name="Standard">
      <style:text-properties style:font-name="Times New Roman" fo:font-size="12pt" officeooo:paragraph-rsid="001568db" style:font-size-asian="12pt" style:font-size-complex="12pt"/>
    </style:style>
    <style:style style:name="P11" style:family="paragraph" style:parent-style-name="Standard">
      <style:text-properties style:font-name="Times New Roman" officeooo:rsid="0024f8f2" officeooo:paragraph-rsid="001568db"/>
    </style:style>
    <style:style style:name="P12" style:family="paragraph" style:parent-style-name="Standard">
      <style:text-properties style:font-name="Times New Roman" officeooo:paragraph-rsid="001568db"/>
    </style:style>
    <style:style style:name="P13" style:family="paragraph" style:parent-style-name="Standard">
      <style:text-properties fo:font-size="12pt" officeooo:paragraph-rsid="001568db" style:font-size-asian="12pt" style:font-size-complex="12pt"/>
    </style:style>
    <style:style style:name="P14" style:family="paragraph" style:parent-style-name="Standard">
      <style:paragraph-properties fo:padding="0.049cm" fo:border-left="none" fo:border-right="none" fo:border-top="0.31pt solid #000000" fo:border-bottom="none" style:shadow="none"/>
      <style:text-properties style:font-name="Times New Roman" officeooo:paragraph-rsid="001568db"/>
    </style:style>
    <style:style style:name="P15" style:family="paragraph" style:parent-style-name="Standard">
      <style:paragraph-properties fo:text-align="start" style:justify-single-word="false" fo:background-color="#e6e6e6" fo:padding="0cm" fo:border="none" style:shadow="none">
        <style:background-image/>
      </style:paragraph-properties>
      <style:text-properties style:font-name="Times New Roman" fo:font-size="12pt" fo:font-weight="bold" officeooo:paragraph-rsid="001568db" style:font-size-asian="12pt" style:font-weight-asian="bold" style:font-weight-complex="bold"/>
    </style:style>
    <style:style style:name="P16" style:family="paragraph" style:parent-style-name="Standard" style:master-page-name="Standard">
      <style:paragraph-properties style:page-number="auto" fo:break-before="page"/>
      <style:text-properties style:font-name="Times New Roman" officeooo:paragraph-rsid="001568db"/>
    </style:style>
    <style:style style:name="P17" style:family="paragraph" style:parent-style-name="Heading">
      <style:text-properties style:font-name="Times New Roman" officeooo:paragraph-rsid="001568db"/>
    </style:style>
    <style:style style:name="P18" style:family="paragraph" style:parent-style-name="Text_20_body">
      <style:text-properties style:font-name="Times New Roman" officeooo:rsid="0022a62f" officeooo:paragraph-rsid="001568db"/>
    </style:style>
    <style:style style:name="T1" style:family="text">
      <style:text-properties fo:font-style="italic" officeooo:rsid="0024f8f2" style:font-style-asian="italic" style:font-style-complex="italic"/>
    </style:style>
    <style:style style:name="T2" style:family="text">
      <style:text-properties officeooo:rsid="002b2f69"/>
    </style:style>
    <style:style style:name="T3" style:family="text">
      <style:text-properties officeooo:rsid="002864ef"/>
    </style:style>
    <style:style style:name="T4" style:family="text">
      <style:text-properties officeooo:rsid="0022a62f"/>
    </style:style>
    <style:style style:name="T5" style:family="text">
      <style:text-properties officeooo:rsid="002d372d"/>
    </style:style>
    <style:style style:name="T6" style:family="text">
      <style:text-properties officeooo:rsid="0030ccd9"/>
    </style:style>
    <style:style style:name="T7" style:family="text">
      <style:text-properties officeooo:rsid="002e2bbe"/>
    </style:style>
    <style:style style:name="T8" style:family="text">
      <style:text-properties officeooo:rsid="002fa06f"/>
    </style:style>
    <style:style style:name="T9" style:family="text">
      <style:text-properties fo:font-size="12pt" fo:font-weight="normal" officeooo:rsid="002efd95" style:font-size-asian="12pt" style:font-weight-asian="normal" style:font-size-complex="12pt" style:font-weight-complex="normal"/>
    </style:style>
    <style:style style:name="T10" style:family="text">
      <style:text-properties fo:font-size="12pt" fo:font-weight="normal" officeooo:rsid="002edd9e" style:font-size-asian="12pt" style:font-weight-asian="normal" style:font-size-complex="12pt" style:font-weight-complex="normal"/>
    </style:style>
    <style:style style:name="T11" style:family="text">
      <style:text-properties fo:font-size="12pt" fo:font-weight="normal" officeooo:rsid="0030ccd9" style:font-size-asian="12pt" style:font-weight-asian="normal" style:font-size-complex="12pt" style:font-weight-complex="normal"/>
    </style:style>
    <style:style style:name="T12" style:family="text">
      <style:text-properties officeooo:rsid="002efd95"/>
    </style:style>
    <style:style style:name="T13" style:family="text">
      <style:text-properties officeooo:rsid="002fb0cd"/>
    </style:style>
    <style:style style:name="T14" style:family="text">
      <style:text-properties style:font-name="Times New Roman" officeooo:rsid="00302f76"/>
    </style:style>
    <style:style style:name="T15" style:family="text">
      <style:text-properties officeooo:rsid="0033f0f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6">UFR SFA – Université de Savoie</text:p>
      <text:p text:style-name="P12"/>
      <text:p text:style-name="P15">M2 STIC INFO - INFO 924 – Systèmes répartis</text:p>
      <text:p text:style-name="P15">Groupe <text:span text:style-name="T2">CedCorp</text:span> – <text:span text:style-name="T2">Bosviel</text:span> – <text:span text:style-name="T2">Chabert </text:span>– <text:span text:style-name="T2">Kim</text:span> – <text:span text:style-name="T2">Marois – Montouchet </text:span><text:s/><text:tab/><text:tab/><text:tab/><text:tab/><text:tab/><text:tab/><text:tab/><text:tab/><text:tab/><text:tab/><text:tab/><text:tab/><text:tab/> <text:s text:c="10"/>2<text:span text:style-name="T3">8</text:span> <text:span text:style-name="T3">novembre</text:span> 201<text:span text:style-name="T4">3</text:span></text:p>
      <text:p text:style-name="P12"/>
      <text:p text:style-name="P17">Compte rendu de TP<text:line-break/>Exclusion mutuelle répartie <text:span text:style-name="T4">en Java - Algorithme de Lamport</text:span></text:p>
      <text:p text:style-name="P18"/>
      <text:h text:style-name="P4" text:outline-level="1">Introduction </text:h>
      <text:p text:style-name="P7"><text:span text:style-name="T5">L'objectif du TP est de réaliser le mécanisme d'exclusion mutuelle répartie proposé par l'algorithme de </text:span>Lamport vu en cours et T<text:span text:style-name="T6">D</text:span>s. <text:span text:style-name="T5">Dans </text:span><text:span text:style-name="T7">ce</text:span><text:span text:style-name="T5"> cadre </text:span><text:span text:style-name="T7">nous vous rendons ce</text:span> présent document <text:span text:style-name="T7">afin de</text:span> rendre compte des travaux réalisés pour le TP d’INFO 924 (Systèmes répartis).</text:p>
      <text:p text:style-name="P8">Afin de simplifier le problème nous devons réaliser une horloge de Lamport sur 3 sites (1 réel et 2 simuler).</text:p>
      <text:h text:style-name="P1" text:outline-level="1">Énoncé du problème </text:h>
      <text:p text:style-name="P9">Nous devons donc simuler un système qui doit reproduire le fonctionnement d'une horloge de Lamport. Pour ce faire nous devons simuler la communication entre différent site via des canaux (thread). Nous devons donc à partir d'une machine géré la communication entre 3 différents sites qui devrons effectuer des envois et des réceptions de message depuis ou vers le réseau simuler.</text:p>
      <text:p text:style-name="P7">Pour la réception, il faudra saisir au clavier le triplet (id <text:span text:style-name="T8">(identité du site émetteur)</text:span>, m <text:span text:style-name="T8">(message r,a ou l)</text:span>, h <text:span text:style-name="T8">(horloge de Lamport du site émetteur à l'instant d'émission</text:span>)<text:span text:style-name="T8">)</text:span>.</text:p>
      <text:p text:style-name="P7">Pour l'émission, on affichera le quadruplet (sid<text:span text:style-name="T8"> (identité du site émetteur)</text:span>, rid <text:span text:style-name="T8">(identité du site récepteur)</text:span>, m <text:span text:style-name="T8">(message r,a ou l)</text:span>, h <text:span text:style-name="T8">(horloge de Lamport du site émetteur à l'instant d'émission</text:span>)).</text:p>
      <text:h text:style-name="P2" text:outline-level="1">Principe de fonctionnement</text:h>
      <text:h text:style-name="P5" text:outline-level="1" text:is-list-header="true"><text:span text:style-name="T9">Nous allons maintenant explicité nos différents choix de programmation : Nous allons gérer nos différents sites avec le main de notre application. Chaque site </text:span><text:span text:style-name="T10">comportera 3 </text:span><text:span text:style-name="T11">Couche(objet)</text:span><text:span text:style-name="T10"> (</text:span><text:span text:style-name="T9">Mutex, Application, Réseau). </text:span></text:h>
      <text:h text:style-name="P3" text:outline-level="1"><text:span text:style-name="T12">Difficultés rencontré</text:span><text:span text:style-name="T13">e</text:span><text:span text:style-name="T12">s / Solutions apporté</text:span><text:span text:style-name="T13">e</text:span><text:span text:style-name="T12">s</text:span></text:h>
      <text:p text:style-name="P13"><text:span text:style-name="T14">Il faut une bonne connaissance de Lamport avant de commencer l'implémentation de l'application. </text:span></text:p>
      <text:p text:style-name="P11"><text:span text:style-name="T15"/></text:p>
      <text:h text:style-name="P4" text:outline-level="1"><text:span text:style-name="T12">Concl</text:span><text:span text:style-name="T13">u</text:span><text:span text:style-name="T12">sion</text:span></text:h>
      <text:p text:style-name="P7">Ce TP nous a permit de <text:span text:style-name="T13">découvrir des notions jusque là peu développer tels que </text:span>les problématiques de Section Critique sur plusieurs sites distincts <text:span text:style-name="T13">ou encore </text:span>de mieux comprendre le fonctionnement des mutex en réseau. <text:span text:style-name="T13">Nous avons de plus concrétiser les notions apprise en cours et en T</text:span><text:span text:style-name="T6">D</text:span><text:span text:style-name="T13"> sur le sujet</text:span> des horloges de Lamport <text:span text:style-name="T13">et </text:span>ainsi <text:span text:style-name="T13">mieux appréhend</text:span><text:span text:style-name="T6">er</text:span><text:span text:style-name="T13"> leur fonctionnement et </text:span>leur implémentation.</text:p>
      <text:p text:style-name="P10"/>
      <text:p text:style-name="P12"/>
      <text:p text:style-name="P14"><text:span text:style-name="T1">Fin du docu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Standard" style:default-outline-level="1" style:class="text">
      <style:paragraph-properties fo:text-align="start" style:justify-single-word="false" fo:hyphenation-ladder-count="no-limit" fo:padding="0cm" fo:border="none"/>
      <style:text-properties fo:font-size="13pt" style:font-size-asian="13pt" style:font-weight-complex="bold" fo:hyphenate="fals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28T17:07:38</meta:creation-date>
    <dc:date>2013-11-28T17:07:47</dc:date>
    <meta:editing-duration>P0D</meta:editing-duration>
    <meta:editing-cycles>1</meta:editing-cycles>
    <meta:document-statistic meta:table-count="0" meta:image-count="0" meta:object-count="0" meta:page-count="1" meta:paragraph-count="18" meta:word-count="344" meta:character-count="2220" meta:non-whitespace-character-count="1858"/>
    <meta:generator>LibreOffice/4.0.5.2$MacOSX_x86 LibreOffice_project/5464147a081647a250913f19c0715bca595af2f</meta:generator>
  </office:meta>
</office:document-meta>
</file>